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9"/>
    <style:style style:name="co1" style:family="table-column">
      <style:table-column-properties fo:break-before="auto" style:column-width="3.53483333333333cm" style:use-optimal-column-width="true"/>
    </style:style>
    <style:style style:name="co2" style:family="table-column">
      <style:table-column-properties fo:break-before="auto" style:column-width="2.75166666666667cm" style:use-optimal-column-width="true"/>
    </style:style>
    <style:style style:name="co3" style:family="table-column">
      <style:table-column-properties fo:break-before="auto" style:column-width="2.68816666666667cm" style:use-optimal-column-width="true"/>
    </style:style>
    <style:style style:name="co4" style:family="table-column">
      <style:table-column-properties fo:break-before="auto" style:column-width="2.05316666666667cm" style:use-optimal-column-width="true"/>
    </style:style>
    <style:style style:name="co5" style:family="table-column">
      <style:table-column-properties fo:break-before="auto" style:column-width="2.26483333333333cm" style:use-optimal-column-width="true"/>
    </style:style>
    <style:style style:name="co6" style:family="table-column">
      <style:table-column-properties fo:break-before="auto" style:column-width="2.64583333333333cm" style:use-optimal-column-width="true"/>
    </style:style>
    <style:style style:name="co7" style:family="table-column">
      <style:table-column-properties fo:break-before="auto" style:column-width="6.11716666666667cm" style:use-optimal-column-width="true"/>
    </style:style>
    <style:style style:name="co8"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7" table:default-cell-style-name="ce1"/>
        <table:table-row table:style-name="ro1">
          <table:table-cell office:value-type="string" table:style-name="ce1">
            <text:p>Bar</text:p>
          </table:table-cell>
          <table:table-cell office:value-type="string" table:style-name="ce1">
            <text:p>outer radius mm</text:p>
          </table:table-cell>
          <table:table-cell office:value-type="string" table:style-name="ce1">
            <text:p>inner radius mm</text:p>
          </table:table-cell>
          <table:table-cell office:value-type="string" table:style-name="ce1">
            <text:p>area mm^2</text:p>
          </table:table-cell>
          <table:table-cell office:value-type="string" table:style-name="ce1">
            <text:p>force (N)</text:p>
          </table:table-cell>
          <table:table-cell office:value-type="string" table:style-name="ce1">
            <text:p>stress(n/mm^2)</text:p>
          </table:table-cell>
          <table:table-cell office:value-type="string" table:style-name="ce1">
            <text:p>stress based on sitting rider (n/mm^2)</text:p>
          </table:table-cell>
          <table:table-cell table:number-columns-repeated="16377"/>
        </table:table-row>
        <table:table-row table:style-name="ro1">
          <table:table-cell office:value-type="string" table:style-name="ce1">
            <text:p>seat</text:p>
          </table:table-cell>
          <table:table-cell office:value-type="float" office:value="10" table:style-name="ce1">
            <text:p>10</text:p>
          </table:table-cell>
          <table:table-cell office:value-type="float" office:value="8" table:style-name="ce1">
            <text:p>8</text:p>
          </table:table-cell>
          <table:table-cell office:value-type="float" office:value="113.09733552923257" table:formula="of:=(PI()*[.B2]^2)-(PI()*[.C2]^2)" table:style-name="ce2">
            <text:p>113.097</text:p>
          </table:table-cell>
          <table:table-cell office:value-type="float" office:value="1419.1437357" table:formula="of:=(120+[.$A$15])*9.81" table:style-name="ce2">
            <text:p>1419.144</text:p>
          </table:table-cell>
          <table:table-cell office:value-type="float" office:value="12.547985583030735" table:formula="of:=[.E2]/[.D2]" table:style-name="ce2">
            <text:p>12.548</text:p>
          </table:table-cell>
          <table:table-cell office:value-type="float" office:value="5.6465935123638307" table:formula="of:=([.E2]*0.45)/[.D2]" table:style-name="ce2">
            <text:p>5.647</text:p>
          </table:table-cell>
          <table:table-cell table:number-columns-repeated="16377"/>
        </table:table-row>
        <table:table-row table:style-name="ro1">
          <table:table-cell office:value-type="string" table:style-name="ce1">
            <text:p>down</text:p>
          </table:table-cell>
          <table:table-cell office:value-type="float" office:value="10" table:style-name="ce1">
            <text:p>10</text:p>
          </table:table-cell>
          <table:table-cell office:value-type="float" office:value="8" table:style-name="ce1">
            <text:p>8</text:p>
          </table:table-cell>
          <table:table-cell office:value-type="float" office:value="113.09733552923257" table:formula="of:=(PI()*[.B3]^2)-(PI()*[.C3]^2)" table:style-name="ce2">
            <text:p>113.097</text:p>
          </table:table-cell>
          <table:table-cell office:value-type="float" office:value="1419.1437357" table:formula="of:=(120+[.$A$15])*9.81" table:style-name="ce2">
            <text:p>1419.144</text:p>
          </table:table-cell>
          <table:table-cell office:value-type="float" office:value="12.547985583030735" table:formula="of:=[.E3]/[.D3]" table:style-name="ce2">
            <text:p>12.548</text:p>
          </table:table-cell>
          <table:table-cell office:value-type="float" office:value="5.6465935123638307" table:formula="of:=([.E3]*0.45)/[.D3]" table:style-name="ce2">
            <text:p>5.647</text:p>
          </table:table-cell>
          <table:table-cell table:number-columns-repeated="16377"/>
        </table:table-row>
        <table:table-row table:style-name="ro1">
          <table:table-cell office:value-type="string" table:style-name="ce1">
            <text:p>top</text:p>
          </table:table-cell>
          <table:table-cell office:value-type="float" office:value="10" table:style-name="ce1">
            <text:p>10</text:p>
          </table:table-cell>
          <table:table-cell office:value-type="float" office:value="8" table:style-name="ce1">
            <text:p>8</text:p>
          </table:table-cell>
          <table:table-cell office:value-type="float" office:value="113.09733552923257" table:formula="of:=(PI()*[.B4]^2)-(PI()*[.C4]^2)" table:style-name="ce2">
            <text:p>113.097</text:p>
          </table:table-cell>
          <table:table-cell office:value-type="float" office:value="1419.1437357" table:formula="of:=(120+[.$A$15])*9.81" table:style-name="ce2">
            <text:p>1419.144</text:p>
          </table:table-cell>
          <table:table-cell office:value-type="float" office:value="12.547985583030735" table:formula="of:=[.E4]/[.D4]" table:style-name="ce2">
            <text:p>12.548</text:p>
          </table:table-cell>
          <table:table-cell office:value-type="float" office:value="5.6465935123638307" table:formula="of:=([.E4]*0.45)/[.D4]" table:style-name="ce2">
            <text:p>5.647</text:p>
          </table:table-cell>
          <table:table-cell table:number-columns-repeated="16377"/>
        </table:table-row>
        <table:table-row table:style-name="ro1">
          <table:table-cell office:value-type="string" table:style-name="ce1">
            <text:p>head</text:p>
          </table:table-cell>
          <table:table-cell office:value-type="float" office:value="15" table:style-name="ce1">
            <text:p>15</text:p>
          </table:table-cell>
          <table:table-cell office:value-type="float" office:value="10" table:style-name="ce1">
            <text:p>10</text:p>
          </table:table-cell>
          <table:table-cell office:value-type="float" office:value="392.69908169872411" table:formula="of:=(PI()*[.B5]^2)-(PI()*[.C5]^2)" table:style-name="ce2">
            <text:p>392.699</text:p>
          </table:table-cell>
          <table:table-cell office:value-type="float" office:value="1419.1437357" table:formula="of:=(120+[.$A$15])*9.81" table:style-name="ce2">
            <text:p>1419.144</text:p>
          </table:table-cell>
          <table:table-cell office:value-type="float" office:value="3.6138198479128523" table:formula="of:=[.E5]/[.D5]" table:style-name="ce2">
            <text:p>3.614</text:p>
          </table:table-cell>
          <table:table-cell office:value-type="float" office:value="1.6262189315607836" table:formula="of:=([.E5]*0.45)/[.D5]" table:style-name="ce2">
            <text:p>1.626</text:p>
          </table:table-cell>
          <table:table-cell table:number-columns-repeated="16377"/>
        </table:table-row>
        <table:table-row table:style-name="ro1">
          <table:table-cell office:value-type="string" table:style-name="ce1">
            <text:p>fork</text:p>
          </table:table-cell>
          <table:table-cell office:value-type="float" office:value="10" table:style-name="ce1">
            <text:p>10</text:p>
          </table:table-cell>
          <table:table-cell office:value-type="float" office:value="8" table:style-name="ce1">
            <text:p>8</text:p>
          </table:table-cell>
          <table:table-cell office:value-type="float" office:value="113.09733552923257" table:formula="of:=(PI()*[.B6]^2)-(PI()*[.C6]^2)" table:style-name="ce2">
            <text:p>113.097</text:p>
          </table:table-cell>
          <table:table-cell office:value-type="float" office:value="1419.1437357" table:formula="of:=(120+[.$A$15])*9.81" table:style-name="ce2">
            <text:p>1419.144</text:p>
          </table:table-cell>
          <table:table-cell office:value-type="float" office:value="12.547985583030735" table:formula="of:=[.E6]/[.D6]" table:style-name="ce2">
            <text:p>12.548</text:p>
          </table:table-cell>
          <table:table-cell office:value-type="float" office:value="5.6465935123638307" table:formula="of:=([.E6]*0.45)/[.D6]" table:style-name="ce2">
            <text:p>5.647</text:p>
          </table:table-cell>
          <table:table-cell table:number-columns-repeated="16377"/>
        </table:table-row>
        <table:table-row table:style-name="ro1">
          <table:table-cell office:value-type="string" table:style-name="ce1">
            <text:p>seat stay</text:p>
          </table:table-cell>
          <table:table-cell office:value-type="float" office:value="6" table:style-name="ce1">
            <text:p>6</text:p>
          </table:table-cell>
          <table:table-cell office:value-type="float" office:value="0" table:style-name="ce1">
            <text:p>0</text:p>
          </table:table-cell>
          <table:table-cell office:value-type="float" office:value="113.09733552923255" table:formula="of:=(PI()*[.B7]^2)-(PI()*[.C7]^2)" table:style-name="ce2">
            <text:p>113.097</text:p>
          </table:table-cell>
          <table:table-cell office:value-type="float" office:value="1419.1437357" table:formula="of:=(120+[.$A$15])*9.81" table:style-name="ce2">
            <text:p>1419.144</text:p>
          </table:table-cell>
          <table:table-cell office:value-type="float" office:value="12.547985583030737" table:formula="of:=[.E7]/[.D7]" table:style-name="ce2">
            <text:p>12.548</text:p>
          </table:table-cell>
          <table:table-cell office:value-type="float" office:value="5.6465935123638316" table:formula="of:=([.E7]*0.45)/[.D7]" table:style-name="ce2">
            <text:p>5.647</text:p>
          </table:table-cell>
          <table:table-cell table:number-columns-repeated="16377"/>
        </table:table-row>
        <table:table-row table:style-name="ro1">
          <table:table-cell office:value-type="string" table:style-name="ce1">
            <text:p>chain stay</text:p>
          </table:table-cell>
          <table:table-cell office:value-type="float" office:value="6" table:style-name="ce1">
            <text:p>6</text:p>
          </table:table-cell>
          <table:table-cell office:value-type="float" office:value="0" table:style-name="ce1">
            <text:p>0</text:p>
          </table:table-cell>
          <table:table-cell office:value-type="float" office:value="113.09733552923255" table:formula="of:=(PI()*[.B8]^2)-(PI()*[.C8]^2)" table:style-name="ce2">
            <text:p>113.097</text:p>
          </table:table-cell>
          <table:table-cell office:value-type="float" office:value="1419.1437357" table:formula="of:=(120+[.$A$15])*9.81" table:style-name="ce2">
            <text:p>1419.144</text:p>
          </table:table-cell>
          <table:table-cell office:value-type="float" office:value="12.547985583030737" table:formula="of:=[.E8]/[.D8]" table:style-name="ce2">
            <text:p>12.548</text:p>
          </table:table-cell>
          <table:table-cell office:value-type="float" office:value="5.6465935123638316" table:formula="of:=([.E8]*0.45)/[.D8]" table:style-name="ce2">
            <text:p>5.647</text:p>
          </table:table-cell>
          <table:table-cell table:number-columns-repeated="16377"/>
        </table:table-row>
        <table:table-row table:style-name="ro1">
          <table:table-cell office:value-type="string" table:style-name="ce1">
            <text:p>handlebars</text:p>
          </table:table-cell>
          <table:table-cell office:value-type="float" office:value="10" table:style-name="ce1">
            <text:p>10</text:p>
          </table:table-cell>
          <table:table-cell office:value-type="float" office:value="0" table:style-name="ce1">
            <text:p>0</text:p>
          </table:table-cell>
          <table:table-cell office:value-type="float" office:value="314.15926535897933" table:formula="of:=(PI()*[.B9]^2)-(PI()*[.C9]^2)" table:style-name="ce2">
            <text:p>314.159</text:p>
          </table:table-cell>
          <table:table-cell office:value-type="float" office:value="1419.1437357" table:formula="of:=(120+[.$A$15])*9.81" table:style-name="ce2">
            <text:p>1419.144</text:p>
          </table:table-cell>
          <table:table-cell office:value-type="float" office:value="4.5172748098910649" table:formula="of:=[.E9]/[.D9]" table:style-name="ce2">
            <text:p>4.517</text:p>
          </table:table-cell>
          <table:table-cell office:value-type="float" office:value="1.5810461834618725" table:formula="of:=([.E9]*0.35)/[.D9]" table:style-name="ce2">
            <text:p>1.581</text:p>
          </table:table-cell>
          <table:table-cell table:number-columns-repeated="16377"/>
        </table:table-row>
        <table:table-row table:style-name="ro1">
          <table:table-cell office:value-type="string" table:style-name="ce1">
            <text:p>pedal</text:p>
          </table:table-cell>
          <table:table-cell office:value-type="float" office:value="8" table:style-name="ce1">
            <text:p>8</text:p>
          </table:table-cell>
          <table:table-cell office:value-type="float" office:value="0" table:style-name="ce1">
            <text:p>0</text:p>
          </table:table-cell>
          <table:table-cell office:value-type="float" office:value="201.06192982974676" table:formula="of:=(PI()*[.B10]^2)-(PI()*[.C10]^2)" table:style-name="ce2">
            <text:p>201.062</text:p>
          </table:table-cell>
          <table:table-cell office:value-type="float" office:value="1419.1437357" table:formula="of:=(120+[.$A$15])*9.81" table:style-name="ce2">
            <text:p>1419.144</text:p>
          </table:table-cell>
          <table:table-cell office:value-type="float" office:value="7.0582418904547897" table:formula="of:=[.E10]/[.D10]" table:style-name="ce2">
            <text:p>7.058</text:p>
          </table:table-cell>
          <table:table-cell office:value-type="float" office:value="1.4116483780909579" table:formula="of:=([.E10]*0.2)/[.D10]" table:style-name="ce2">
            <text:p>1.412</text:p>
          </table:table-cell>
          <table:table-cell table:number-columns-repeated="16377"/>
        </table:table-row>
        <table:table-row table:style-name="ro1">
          <table:table-cell office:value-type="string" table:style-name="ce1">
            <text:p>seat connector</text:p>
          </table:table-cell>
          <table:table-cell office:value-type="float" office:value="16" table:style-name="ce1">
            <text:p>16</text:p>
          </table:table-cell>
          <table:table-cell office:value-type="float" office:value="0" table:style-name="ce1">
            <text:p>0</text:p>
          </table:table-cell>
          <table:table-cell office:value-type="float" office:value="804.24771931898704" table:formula="of:=(PI()*[.B11]^2)-(PI()*[.C11]^2)" table:style-name="ce2">
            <text:p>804.248</text:p>
          </table:table-cell>
          <table:table-cell office:value-type="float" office:value="1419.1437357" table:formula="of:=(120+[.$A$15])*9.81" table:style-name="ce2">
            <text:p>1419.144</text:p>
          </table:table-cell>
          <table:table-cell office:value-type="float" office:value="1.7645604726136974" table:formula="of:=[.E11]/[.D11]" table:style-name="ce2">
            <text:p>1.765</text:p>
          </table:table-cell>
          <table:table-cell office:value-type="float" office:value="0.79405221267616388" table:formula="of:=([.E11]*0.45)/[.D11]" table:style-name="ce2">
            <text:p>0.794</text:p>
          </table:table-cell>
          <table:table-cell table:number-columns-repeated="16377"/>
        </table:table-row>
        <table:table-row table:style-name="ro1">
          <table:table-cell office:value-type="string" table:style-name="ce1">
            <text:p>seat connector upper</text:p>
          </table:table-cell>
          <table:table-cell office:value-type="float" office:value="10" table:style-name="ce1">
            <text:p>10</text:p>
          </table:table-cell>
          <table:table-cell office:value-type="float" office:value="0" table:style-name="ce1">
            <text:p>0</text:p>
          </table:table-cell>
          <table:table-cell office:value-type="float" office:value="314.15926535897933" table:formula="of:=(PI()*[.B12]^2)-(PI()*[.C12]^2)" table:style-name="ce2">
            <text:p>314.159</text:p>
          </table:table-cell>
          <table:table-cell office:value-type="float" office:value="1419.1437357" table:formula="of:=(120+[.$A$15])*9.81" table:style-name="ce2">
            <text:p>1419.144</text:p>
          </table:table-cell>
          <table:table-cell office:value-type="float" office:value="4.5172748098910649" table:formula="of:=[.E12]/[.D12]" table:style-name="ce2">
            <text:p>4.517</text:p>
          </table:table-cell>
          <table:table-cell office:value-type="float" office:value="2.0327736644509793" table:formula="of:=([.E12]*0.45)/[.D12]" table:style-name="ce2">
            <text:p>2.033</text:p>
          </table:table-cell>
          <table:table-cell table:number-columns-repeated="16377"/>
        </table:table-row>
        <table:table-row table:style-name="ro1">
          <table:table-cell table:style-name="ce1"/>
          <table:table-cell office:value-type="string" table:style-name="ce1">
            <text:p>There are 3 upper connectors for the seat so the area the force is applied to is 3 times the size of one part</text:p>
          </table:table-cell>
          <table:table-cell table:number-columns-repeated="16382" table:style-name="ce1"/>
        </table:table-row>
        <table:table-row table:style-name="ro1">
          <table:table-cell office:value-type="string" table:style-name="ce1">
            <text:p>Bike Mass (kg)</text:p>
          </table:table-cell>
          <table:table-cell office:value-type="string" table:style-name="ce1">
            <text:p>force is based off of 120kg man plus the wieght of the bike itself, this is an extreme check as the entire weight of the man and bike should never go through just one part of the bike at once</text:p>
          </table:table-cell>
          <table:table-cell table:number-columns-repeated="16382" table:style-name="ce1"/>
        </table:table-row>
        <table:table-row table:style-name="ro1">
          <table:table-cell office:value-type="float" office:value="24.662970000000001" table:style-name="ce1">
            <text:p>24.66297</text:p>
          </table:table-cell>
          <table:table-cell table:number-columns-repeated="16383" table:style-name="ce1"/>
        </table:table-row>
        <table:table-row table:number-rows-repeated="104856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9">
      <number:number number:decimal-places="3"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029</meta:generator>
    <meta:initial-creator>Ewan</meta:initial-creator>
    <dc:creator>Max Fiedler</dc:creator>
    <meta:creation-date>2018-03-22T21:37:30Z</meta:creation-date>
    <dc:date>2018-04-02T22:05:17Z</dc:date>
  </office:meta>
</office:document-meta>
</file>